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1-2014</text:p>
      <text:p text:style-name="P44"><text:span text:style-name="T5">Maturín, </text:span><text:span text:style-name="Fuente_20_de_20_párrafo_20_predeter."><text:span text:style-name="T3">22</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3-2014</text:span><text:span text:style-name="T14"> </text:span><text:span text:style-name="T8">DE FECHA 19-05-2014</text:span></text:p>
      <text:p text:style-name="P36"/>
      <text:p text:style-name="P29"><text:span text:style-name="T8">OBJETO: </text:span><text:span text:style-name="T9">Adquisición de Cerradura Eléctrica y materiales para instalación de las mismas en la Dirección de Atención Ciudadana y Dirección de Recursos Humanos, de uso exclusivo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INVERSIONES JBC ORIENTE, C.A<text:line-break/>- Oferta "B": INVERSIONES LA LLAVE MAGICA,C.A<text:line-break/>- Oferta "C": INVERSIONES SERVILLAVES,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2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INVERSIONES JBC ORIENTE, C.A</text:span></text:p>
          </table:table-cell>
          <table:table-cell table:style-name="Tabla3.A3" office:value-type="string">
            <text:p text:style-name="P49">Oferta mas Economica<text:line-break/><text:line-break/>Monto oferta "A"</text:p>
          </table:table-cell>
          <table:table-cell table:style-name="Tabla3.A3" office:value-type="string">
            <text:p text:style-name="P49">6.750,05<text:line-break/><text:line-break/><text:line-break/>6.750,05</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INVERSIONES LA LLAVE MAGICA,C.A</text:span></text:p>
          </table:table-cell>
          <table:table-cell table:style-name="Tabla3.A3" office:value-type="string">
            <text:p text:style-name="P49">Oferta mas Economica<text:line-break/><text:line-break/>Monto oferta "B"</text:p>
          </table:table-cell>
          <table:table-cell table:style-name="Tabla3.A3" office:value-type="string">
            <text:p text:style-name="P49">6.750,0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INVERSIONES SERVILLAVES,C.A</text:span></text:p>
          </table:table-cell>
          <table:table-cell table:style-name="Tabla3.A3" office:value-type="string">
            <text:p text:style-name="P49">Oferta mas Economica<text:line-break/><text:line-break/>Monto oferta "C"</text:p>
          </table:table-cell>
          <table:table-cell table:style-name="Tabla3.A3" office:value-type="string">
            <text:p text:style-name="P49">6.750,05<text:line-break/><text:line-break/><text:line-break/>7.448,00</text:p>
          </table:table-cell>
          <table:table-cell table:style-name="Tabla3.A3" office:value-type="string">
            <text:p text:style-name="P49">0,91</text:p>
          </table:table-cell>
          <table:table-cell table:style-name="Tabla3.A3" office:value-type="string">
            <text:p text:style-name="P50">40</text:p>
          </table:table-cell>
          <table:table-cell table:style-name="Tabla3.F3" office:value-type="string">
            <text:p text:style-name="P4">36,25</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INVERSIONES JBC ORIENTE,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INVERSIONES LA LLAVE MAGIC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INVERSIONES SERVILLAVES,C.A</text:p>
          </table:table-cell>
          <table:table-cell table:style-name="Tabla1.A2" office:value-type="string">
            <text:p text:style-name="P42">20</text:p>
          </table:table-cell>
          <table:table-cell table:style-name="Tabla1.A2" office:value-type="string">
            <text:p text:style-name="P42">36,25</text:p>
          </table:table-cell>
          <table:table-cell table:style-name="Tabla1.A1" office:value-type="string">
            <text:p text:style-name="P3">56,25</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INVERSIONES SERVILLAVES, C.A, INVERSIONES LA LLAVE MÁGICA MATURÍN, C.A, INVERSIONES JBC ORIENTE, C.A, para el Procedimiento Nº CEM-PC-02-01-0023-2014, realizado bajo la modalidad de Consulta de Precio, para Adquisición de Cerraduras Eléctricas y materiales para instalación de las mismas en La Dirección de Atención Ciudadana y Dirección de Recursos Humanos, de uso exclusivo de este Órgano Contralor, quienes cuentan con experiencia en todo lo relacionado con el ramo de la cerrajería, de las cuales solo SERVILLAVES, C.A. e INVERSIONES JBC ORIENTE, C.A. presentaron ofertas, de igual manera se efectuó la revisión y análisis de la documentación contenida en el expediente administrativo, a la luz de la normativa legal vigente, esta Dirección concluye que en el caso bajo análisis, que de las empresas oferentes, INVERSIONES JBC ORIENTE, C.A. es quien cumple con las especificaciones técnicas establecidas en las invitaciones, ofertando todos los reglones requeridos a menor costo, ofreciendo además calidad de servicio y tiempo de respuesta.</text:p>
      <text:p text:style-name="P32"/>
      <text:p text:style-name="P27"/>
      <text:p text:style-name="P12">RECOMENDACIÓN:</text:p>
      <text:p text:style-name="P17">En atención al estudio y análisis realizado a las  ofertas presentadas, y que existe disponibilidad presupuestaria y financiera, ésta Unidad Contratante determinó que la empresa  INVERSIONES JBC ORIENTE, C.A.califica como ganadora en el presente procedimiento de selección de contratistas, por ajustarse al requerimiento según las especificaciones preestablecidas, contando además con servicio en todo lo relacionado con con el ramo de la cerrajería,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3-2014 realizado bajo la modalidad de Consulta de Precio, para Adquisición de Cerraduras Eléctricas y materiales para instalación de las mismas en La Dirección de Atención Ciudadana y Dirección de Recursos Humanos, de uso exclusivo de este Órgano Contralor, a la empresa la empresa INVERSIONES JBC ORIENTE, C.A. Rif J-29898626-3. Por un monto de SEIS MIL SETECIENTOS CINCUENTA BOLÍVARES CON CINCO CÉNTIMOS (Bs 6.750,05), incluye IVA, para los siguientes renglones:<text:line-break/><text:line-break/>1-. Hembrilla Eléctrica de 12 Voltios               Dos (2)        Unidades<text:line-break/>2.- Pulsador                                                          Dos (2)        Unidades<text:line-break/>3.- Cable N° 18                                                    Treinta (30) Metros  <text:line-break/>4.- Transformador Eléctrico de 110v a 12v     Dos (2)       Unidades<text:line-break/>5.- Cerradura de Embutir de 25 mm               Uno (1)        Unidades<text:line-break/>6.- Bocina o retracto para puerta templex      Uno (1)        Unidades<text:line-break/>7.-Servicio de Instalación                                  Uno (1)        Servicio</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